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iableMetaDataHandler.addValue( String namespaceUri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ifiableMetaDataHandler.removeAllValues( String namespaceUri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ifiableMetaDataHandler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iableMetaDataHandler.setValue( String namespaceUri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iableMetaDataHandler.sav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odifiableMetaDataHandler.ModifiableMetaDataHandler( ServiceManager manager , MetaSourceWrapper sourceWr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ifiableMetaDataHandler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